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<text:s/>Company Name</text:p>
      <text:p text:style-name="Standard"><text:tab/>i. * Monkays - You chicken??</text:p>
      <text:p text:style-name="Standard"><text:tab/><text:tab/>a. Monkay Evolution</text:p>
      <text:p text:style-name="Standard"><text:tab/>ii. <text:s/>* xuSSux - Anything that can be made, can be made worse (crossout - better)</text:p>
      <text:p text:style-name="Standard"><text:tab/>iii. * Wirefed - </text:p>
      <text:p text:style-name="Standard"><text:tab/>iv.</text:p>
      <text:p text:style-name="Standard"><text:tab/>v.</text:p>
      <text:p text:style-name="Standard"><text:tab/>vi.</text:p>
      <text:p text:style-name="Standard"/>
      <text:p text:style-name="Standard">2. <text:s/>Demo/First Level</text:p>
      <text:p text:style-name="Standard"><text:tab/>a. What area's are in the level?</text:p>
      <text:p text:style-name="Standard"><text:tab/><text:tab/>i. Village</text:p>
      <text:p text:style-name="Standard"><text:tab/><text:tab/>ii. Docks/Harbor</text:p>
      <text:p text:style-name="Standard"><text:tab/><text:tab/>iii. Abandoned Ship</text:p>
      <text:p text:style-name="Standard"><text:tab/><text:tab/>iv. Cave</text:p>
      <text:p text:style-name="Standard"><text:tab/>b. What elements are in each area?</text:p>
      <text:p text:style-name="Standard"><text:tab/><text:tab/>i. Village</text:p>
      <text:p text:style-name="Standard"><text:tab/><text:tab/><text:tab/>a. Thread Quest</text:p>
      <text:p text:style-name="Standard"><text:tab/><text:tab/><text:tab/>b. Father Quest</text:p>
      <text:p text:style-name="Standard"><text:tab/><text:tab/><text:tab/>c. Children Quest</text:p>
      <text:p text:style-name="Standard"><text:tab/><text:tab/><text:tab/>d. Cake Quest</text:p>
      <text:p text:style-name="Standard"><text:tab/><text:tab/><text:tab/>e. Chicken Quest</text:p>
      <text:p text:style-name="Standard"><text:tab/><text:tab/><text:tab/>f. Teddy Bear Quest</text:p>
      <text:p text:style-name="Standard"><text:tab/><text:tab/><text:tab/>g. Gardening Quest</text:p>
      <text:p text:style-name="Standard"><text:tab/><text:tab/>ii. Docks/Harbor</text:p>
      <text:p text:style-name="Standard"><text:tab/><text:tab/><text:tab/>a. Jumping tutorial</text:p>
      <text:p text:style-name="Standard"><text:tab/><text:tab/><text:tab/>b. Fishing tutorial</text:p>
      <text:p text:style-name="Standard"><text:tab/><text:tab/>iii. Abandoned Ship/Cave</text:p>
      <text:p text:style-name="Standard"><text:tab/><text:tab/><text:tab/>a. Basic Skills tutorial</text:p>
      <text:p text:style-name="Standard"><text:tab/><text:tab/><text:tab/>b. Single Combat tutorial</text:p>
      <text:p text:style-name="Standard"><text:tab/><text:tab/><text:tab/>c. Group Combat tutorial</text:p>
      <text:p text:style-name="Standard"/>
      <text:p text:style-name="Standard">3. <text:s/>Tasks for the end of this month</text:p>
      <text:p text:style-name="Standard"><text:tab/>a. Lane: </text:p>
      <text:p text:style-name="Standard"><text:tab/><text:tab/>i. Finish level (5 weeks)</text:p>
      <text:p text:style-name="Standard"><text:tab/><text:tab/>ii. Start helping with textures/animations</text:p>
      <text:p text:style-name="Standard"><text:tab/>b. Robert: </text:p>
      <text:p text:style-name="Standard"><text:tab/><text:tab/>i. Finish object instancing (2 weeks) </text:p>
      <text:p text:style-name="Standard"><text:tab/><text:tab/>ii. Start event system/collision</text:p>
      <text:p text:style-name="Standard"><text:tab/>c. Ted: Finish school, start helping with coding</text:p>
      <text:p text:style-name="Standard"><text:tab/><text:tab/>i. <text:s text:c="2"/>Music, sound effects (6 weeks)</text:p>
      <text:p text:style-name="Standard"/>
      <text:p text:style-name="Standard">4. <text:s/>Future: <text:s/>Level Design</text:p>
      <text:p text:style-name="Standard"><text:tab/>a. Why would someone want to play our game?</text:p>
      <text:p text:style-name="Standard"><text:tab/>b. What is fun about our game?</text:p>
      <text:p text:style-name="Standard"><text:tab/>c. What is innovative about our game?</text:p>
      <text:p text:style-name="Standard"><text:tab/><text:tab/>i. 3D battles</text:p>
      <text:p text:style-name="Standard"><text:tab/><text:tab/>ii. Community based</text:p>
      <text:p text:style-name="Standard"><text:tab/><text:tab/><text:tab/>a. Contests w/prizes</text:p>
      <text:p text:style-name="Standard"><text:tab/><text:tab/>iii. Inexpensive</text:p>
      <text:p text:style-name="Standard"><text:tab/><text:tab/><text:tab/>a. implemented using freeware</text:p>
      <text:p text:style-name="Standard"><text:tab/><text:tab/>iv. Dynamically Expanding World</text:p>
      <text:p text:style-name="Standard"><text:tab/><text:tab/>v. Multi-platform</text:p>
      <text:p text:style-name="Standard"><text:tab/><text:tab/>vi. Scheduled fe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Robert Wlaschin</meta:initial-creator>
    <meta:creation-date>2006-04-21T00:31:48</meta:creation-date>
    <dc:creator>Robert Wlaschin</dc:creator>
    <dc:date>2006-04-21T07:26:14</dc:date>
    <dc:language>en-US</dc:language>
    <meta:editing-cycles>6</meta:editing-cycles>
    <meta:editing-duration>PT6H39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1" meta:word-count="206" meta:character-count="1248"/>
  </office:meta>
</office:document-meta>
</file>